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dash" draw:stroke-dash="Ultrafine_20_2_20_Dots_20_3_20_Dashes" svg:stroke-width="0.1cm" svg:stroke-color="#000000" draw:marker-start-width="0.35cm" draw:marker-end-width="0.35cm" svg:stroke-linecap="round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cffff"/>
      <style:paragraph-properties fo:text-align="center"/>
    </style:style>
    <style:style style:name="P4" style:family="paragraph">
      <loext:graphic-properties draw:fill="none" draw:fill-color="#ffffff"/>
      <style:text-properties style:font-name="IPAexゴシック" style:font-name-asian="IPAexゴシック"/>
    </style:style>
    <style:style style:name="P5" style:family="paragraph">
      <loext:graphic-properties draw:fill="none"/>
      <style:paragraph-properties fo:text-align="center"/>
      <style:text-properties style:font-name="IPAexゴシック" fo:text-shadow="none" fo:font-weight="bold" style:font-name-asian="IPAexゴシック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style:font-name="IPAexゴシック" style:font-name-asian="IPAexゴシック"/>
    </style:style>
    <style:style style:name="T1" style:family="text">
      <style:text-properties style:font-name="IPAexゴシック" style:font-name-asian="IPAexゴシック"/>
    </style:style>
    <style:style style:name="T2" style:family="text">
      <style:text-properties style:font-name="IPAexゴシック" fo:text-shadow="none" fo:font-weight="bold" style:font-name-asian="IPAexゴシック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9cm" svg:height="0.8cm" svg:x="8.9cm" svg:y="3.3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9.514cm" svg:height="5.073cm" svg:x="2.913cm" svg:y="2.573cm" svg:viewBox="0 0 9515 5074" svg:d="M24 5074c-139-422 370-476 609-635 284-189 519-432 873-477 324-40 654 6 979-26 301-28 582 23 873 79 322 63 625 219 952 238 361 21 721 67 1085 53 342-12 689-9 1032 0 375 11 770-7 1111-185 295-154 589-318 847-529 307-250 527-596 688-953 141-316 290-631 344-979 45-297 139-604 79-899-66-322-371-561-714-635-308-66-593-45-900-106-294-58-602 30-899 0s-652 79-715 450c-53 310-19 706 318 794">
          <text:p/>
        </draw:path>
        <draw:custom-shape draw:style-name="gr3" draw:text-style-name="P3" draw:layer="layout" svg:width="0.9cm" svg:height="0.8cm" svg:x="3cm" svg:y="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8cm" svg:x="7.9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8cm" svg:x="11.4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8cm" svg:x="11.6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cm" svg:height="1.05cm" svg:x="5.7cm" svg:y="3.3cm">
          <draw:text-box>
            <text:p><text:span text:style-name="T1">今の位置</text:span></text:p>
          </draw:text-box>
        </draw:frame>
        <draw:frame draw:style-name="gr4" draw:text-style-name="P4" draw:layer="layout" svg:width="4.3cm" svg:height="1.05cm" svg:x="12.5cm" svg:y="2.4cm">
          <draw:text-box>
            <text:p><text:span text:style-name="T1">1[s]</text:span><text:span text:style-name="T1">前の位置</text:span></text:p>
          </draw:text-box>
        </draw:frame>
        <draw:frame draw:style-name="gr4" draw:text-style-name="P4" draw:layer="layout" svg:width="4.3cm" svg:height="1.05cm" svg:x="12.3cm" svg:y="5.25cm">
          <draw:text-box>
            <text:p><text:span text:style-name="T1">2[s]</text:span><text:span text:style-name="T1">前の位置</text:span></text:p>
          </draw:text-box>
        </draw:frame>
        <draw:frame draw:style-name="gr4" draw:text-style-name="P4" draw:layer="layout" svg:width="4.3cm" svg:height="1.05cm" svg:x="8cm" svg:y="7.4cm">
          <draw:text-box>
            <text:p><text:span text:style-name="T1">3[s]</text:span><text:span text:style-name="T1">前の位置</text:span></text:p>
          </draw:text-box>
        </draw:frame>
        <draw:frame draw:style-name="gr4" draw:text-style-name="P4" draw:layer="layout" svg:width="4.3cm" svg:height="1.05cm" svg:x="3cm" svg:y="7.55cm">
          <draw:text-box>
            <text:p><text:span text:style-name="T1">4[s]</text:span><text:span text:style-name="T1">前の位置</text:span></text:p>
          </draw:text-box>
        </draw:frame>
        <draw:custom-shape draw:style-name="gr5" draw:text-style-name="P5" draw:layer="layout" svg:width="13.2cm" svg:height="1.8cm" svg:x="1.7cm" svg:y="8.7cm">
          <text:p text:style-name="P1"><text:span text:style-name="T2">物体の運動規則を知るには，</text:span></text:p>
          <text:p text:style-name="P1"><text:span text:style-name="T2">物体の時刻ごとの位置を調べる必要がある．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1.3cm" svg:x="1.4cm" svg:y="5.1cm">
          <text:p text:style-name="P1"><text:span text:style-name="T1">物体</text:span></text:p>
          <draw:enhanced-geometry svg:viewBox="0 0 21600 21600" draw:text-areas="800 800 20800 20800" draw:type="round-rectangular-callout" draw:modifiers="20168.3324566018 31295.9262106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01:32:16.921000000</meta:creation-date>
    <dc:date>2017-01-08T01:05:00.605312755</dc:date>
    <meta:editing-duration>PT9M51S</meta:editing-duration>
    <meta:editing-cycles>7</meta:editing-cycles>
    <meta:generator>LibreOffice/5.0.3.2$Linux_X86_64 LibreOffice_project/00m0$Build-2</meta:generator>
    <dc:creator>minsparkt</dc:creator>
    <meta:document-statistic meta:object-count="13"/>
  </office:meta>
</office:document-meta>
</file>